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26647" officeooo:paragraph-rsid="00126647" style:font-weight-asian="bold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60cf3" officeooo:paragraph-rsid="00160cf3" style:font-weight-asian="bold" style:font-weight-complex="bold"/>
    </style:style>
    <style:style style:name="P3" style:family="paragraph" style:parent-style-name="Standard">
      <style:text-properties fo:font-size="14pt" style:text-underline-style="none" fo:font-weight="normal" officeooo:rsid="00126647" officeooo:paragraph-rsid="00126647" style:font-weight-asian="normal" style:font-weight-complex="normal"/>
    </style:style>
    <style:style style:name="P4" style:family="paragraph" style:parent-style-name="Standard">
      <style:text-properties fo:font-size="14pt" style:text-underline-style="none" fo:font-weight="normal" officeooo:rsid="00126647" officeooo:paragraph-rsid="00160cf3" style:font-weight-asian="normal" style:font-weight-complex="normal"/>
    </style:style>
    <style:style style:name="P5" style:family="paragraph" style:parent-style-name="Standard">
      <style:text-properties fo:font-size="14pt" style:text-underline-style="none" fo:font-weight="normal" officeooo:rsid="00160cf3" officeooo:paragraph-rsid="00160cf3" style:font-weight-asian="normal" style:font-weight-complex="normal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126647" officeooo:paragraph-rsid="00126647" style:font-weight-asian="bold" style:font-weight-complex="bold"/>
    </style:style>
    <style:style style:name="P7" style:family="paragraph" style:parent-style-name="Standard" style:list-style-name="L1">
      <style:text-properties fo:font-size="14pt" style:text-underline-style="none" fo:font-weight="normal" officeooo:rsid="00126647" officeooo:paragraph-rsid="00160cf3" style:font-weight-asian="normal" style:font-weight-complex="normal"/>
    </style:style>
    <style:style style:name="P8" style:family="paragraph" style:parent-style-name="Standard">
      <style:text-properties fo:font-size="14pt" style:text-underline-style="none" fo:font-weight="normal" officeooo:rsid="00126647" officeooo:paragraph-rsid="00126647" style:font-weight-asian="normal" style:font-weight-complex="normal"/>
    </style:style>
    <style:style style:name="P9" style:family="paragraph" style:parent-style-name="Standard">
      <style:text-properties fo:font-size="14pt" style:text-underline-style="none" fo:font-weight="normal" officeooo:rsid="00160cf3" officeooo:paragraph-rsid="00160cf3" style:font-weight-asian="normal" style:font-weight-complex="normal"/>
    </style:style>
    <style:style style:name="P10" style:family="paragraph">
      <loext:graphic-properties draw:fill="none" draw:fill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acial Emotion Recognition</text:p>
      <text:p text:style-name="P6"/>
      <text:p text:style-name="P3">Under the guidance of Mr. Jitendra and Mr. Yogesh, I (Ishant Dahiya) am making a face and emotion recognition model to predict if the user is happy, sad, neutral, angry or in fear.</text:p>
      <text:p text:style-name="P3"/>
      <text:p text:style-name="P1">Data Collection</text:p>
      <text:p text:style-name="P1"/>
      <text:p text:style-name="P4">Databases used:</text:p>
      <text:list xml:id="list991330403" text:style-name="L1">
        <text:list-item>
          <text:p text:style-name="P7"><text:a xlink:type="simple" xlink:href="http://download.visgraf.impa.br/" text:style-name="Internet_20_link" text:visited-style-name="Visited_20_Internet_20_Link">http://download.visgraf.impa.br/</text:a></text:p>
        </text:list-item>
        <text:list-item>
          <text:p text:style-name="P7"><text:a xlink:type="simple" xlink:href="http://www.consortium.ri.cmu.edu/data/ck/" text:style-name="Internet_20_link" text:visited-style-name="Visited_20_Internet_20_Link">http://www.consortium.ri.cmu.edu/data/ck/</text:a></text:p>
        </text:list-item>
        <text:list-item>
          <text:p text:style-name="P7"><text:a xlink:type="simple" xlink:href="http://grail.cs.washington.edu/projects/deepexpr/FERG_DB_256.zip" text:style-name="Internet_20_link" text:visited-style-name="Visited_20_Internet_20_Link">http://grail.cs.washington.edu/projects/deepexpr/FERG_DB_256.zip</text:a></text:p>
        </text:list-item>
      </text:list>
      <text:p text:style-name="P4"/>
      <text:p text:style-name="P5">Also to collect more images, I made a scraper using Selenium and urlib.request. I used these libraries becuase <text:a xlink:type="simple" xlink:href="https://shutterstock.com/" text:style-name="Internet_20_link" text:visited-style-name="Visited_20_Internet_20_Link">https://shutterstock.com</text:a> used dynamically loaded pages with javascript, so I used firefox header with Selenium to get the data.</text:p>
      <text:p text:style-name="P5"/>
      <text:p text:style-name="P5"/>
      <text:p text:style-name="P2">Data Arrangement</text:p>
      <text:p text:style-name="P3"/>
      <text:p text:style-name="P5">The data was spread across different folders, coded differently in all the databases.</text:p>
      <text:p text:style-name="P5"/>
      <text:p text:style-name="P5">I used some simple python scripts, to gather them into labelled folder so the model could read them easily.</text:p>
      <text:p text:style-name="P5"/>
      <text:p text:style-name="P5"/>
      <text:p text:style-name="P3"><draw:frame text:anchor-type="paragraph" draw:z-index="0" draw:name="Shape1" draw:style-name="gr1" draw:text-style-name="P10" svg:width="10.637cm" svg:height="35.055cm" svg:x="0.272cm" svg:y="0.192cm"><draw:text-box><text:p>#!/usr/bin/env python3</text:p><text:p># -*- coding: utf-8 -*-</text:p><text:p>"""</text:p><text:p>Created on Wed Jan 15 22:49:50 2020</text:p><text:p/><text:p>@author: ishant</text:p><text:p>"""</text:p><text:p/><text:p>import urllib.request</text:p><text:p>import random</text:p><text:p>from selenium import webdriver</text:p><text:p>import os</text:p><text:p>from datetime import datetime</text:p><text:p/><text:p>start = datetime.now()</text:p><text:p/><text:p/><text:p>def scraper(url):</text:p><text:p><text:s text:c="4"/>global count</text:p><text:p><text:s text:c="4"/>driver = webdriver.Firefox(executable_path = "/home/ishant/ishant_linux/facial-emotion-recognition/geckodriver")</text:p><text:p><text:s text:c="4"/>driver.get(url)</text:p><text:p><text:s text:c="4"/>results = driver.find_elements_by_class_name("z_g_a")</text:p><text:p><text:s text:c="4"/></text:p><text:p/><text:p><text:s text:c="4"/>for result in results:</text:p><text:p><text:s text:c="8"/>if result.get_attribute('src') == None:</text:p><text:p><text:s text:c="12"/>print("the error is here")</text:p><text:p><text:s text:c="12"/>continue</text:p><text:p><text:s text:c="8"/>img_name = "neutral" + str(random.randrange(10,100000)) + ".jpg"</text:p><text:p><text:s text:c="8"/>fullfilename = os.path.join("data/scraper/neutral", img_name)</text:p><text:p><text:s text:c="8"/>urllib.request.urlretrieve(result.get_attribute('src'), fullfilename)</text:p><text:p><text:s text:c="8"/># print(fullfilename + " Successfully Saved!")</text:p><text:p><text:s text:c="8"/>count =+ 1</text:p><text:p><text:s text:c="4"/>driver.quit()</text:p><text:p><text:s text:c="4"/>print("Scraper function successfully executed")</text:p><text:p><text:s text:c="4"/></text:p><text:p>urlpage = [None] * 5</text:p><text:p>for i in range (0, 5): </text:p><text:p><text:s text:c="4"/>if i==0:</text:p><text:p><text:s text:c="8"/>urlpage[i] = "https://www.shutterstock.com/search/neutral+facial+Expression"</text:p><text:p><text:s text:c="4"/>else:</text:p><text:p><text:s text:c="8"/>urlpage[i] = "https://www.shutterstock.com/search/neutral+facial+Expression?page=" + str(i+1)</text:p><text:p/><text:p/><text:p>print(urlpage)</text:p><text:p/><text:p/><text:p>count = 0</text:p><text:p># print(urlpage)</text:p><text:p>for x in urlpage:</text:p><text:p><text:s text:c="4"/>scraper(x)</text:p><text:p><text:s text:c="4"/>print("Scraper function successfully called and executed")</text:p><text:p/><text:p>end = datetime.now()</text:p><text:p>total_time = end - start</text:p><text:p>print("Total number of files saved :: " + str(count) + " in Time :: " + str(total_time) )</text:p><text:p><text:s text:c="4"/></text:p><text:p/><text:p/><text:p/><text:p/><text:p><text:s text:c="4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9:15:28.983934189</meta:creation-date>
    <dc:date>2020-01-23T17:35:13.253424984</dc:date>
    <meta:editing-duration>PT2H34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16" meta:character-count="822" meta:non-whitespace-character-count="720"/>
  </office:meta>
</office:document-meta>
</file>